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ffd" officeooo:paragraph-rsid="00138ffd"/>
    </style:style>
    <style:style style:name="P2" style:family="paragraph" style:parent-style-name="Standard">
      <style:text-properties fo:font-weight="bold" officeooo:rsid="002275e1" officeooo:paragraph-rsid="002275e1" style:font-weight-asian="bold" style:font-weight-complex="bold"/>
    </style:style>
    <style:style style:name="P3" style:family="paragraph" style:parent-style-name="Standard">
      <style:text-properties fo:font-weight="bold" officeooo:rsid="00241c1a" officeooo:paragraph-rsid="00241c1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11e5" officeooo:paragraph-rsid="001d11e5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normal" officeooo:rsid="002275e1" officeooo:paragraph-rsid="002275e1" style:font-weight-asian="normal" style:font-weight-complex="normal"/>
    </style:style>
    <style:style style:name="P6" style:family="paragraph" style:parent-style-name="Standard">
      <style:text-properties fo:font-weight="normal" officeooo:rsid="00241c1a" officeooo:paragraph-rsid="00241c1a" style:font-weight-asian="normal" style:font-weight-complex="normal"/>
    </style:style>
    <style:style style:name="T1" style:family="text">
      <style:text-properties officeooo:rsid="00242b3a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" text:anchor-type="page" text:anchor-page-number="1" svg:x="2.6701in" svg:y="1.1709in" svg:width="3.8862in" svg:height="7.3425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4">Big Step Semantics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><text:soft-page-break/>Safety / Preservation:</text:p>
      <text:p text:style-name="P6">… <text:span text:style-name="T1">missing part …</text:span></text:p>
      <text:p text:style-name="P6"/>
      <text:p text:style-name="P2">Big versus Small Step Semantics:</text:p>
      <text:p text:style-name="P5">[1] <text:a xlink:type="simple" xlink:href="https://cs.stackexchange.com/questions/43294/difference-between-small-and-big-step-operational-semantics" text:style-name="Internet_20_link" text:visited-style-name="Visited_20_Internet_20_Link">https://cs.stackexchange.com/questions/43294/difference-between-small-and-big-step-operational-semantics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47:01.170710119</meta:creation-date>
    <dc:date>2019-02-24T17:12:16.354539162</dc:date>
    <meta:editing-duration>PT54M23S</meta:editing-duration>
    <meta:editing-cycles>16</meta:editing-cycles>
    <meta:generator>LibreOffice/6.2.0.3$Linux_X86_64 LibreOffice_project/20$Build-3</meta:generator>
    <meta:document-statistic meta:table-count="0" meta:image-count="0" meta:object-count="1" meta:page-count="2" meta:paragraph-count="5" meta:word-count="17" meta:character-count="196" meta:non-whitespace-character-count="184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row/>
              <mrow>
                <mrow>
                  <mo fence="true" stretchy="false">⟨</mo>
                  <mrow>
                    <mrow>
                      <mi mathvariant="italic">true</mi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>
            <mfrac>
              <mrow/>
              <mrow>
                <mrow>
                  <mo fence="true" stretchy="false">⟨</mo>
                  <mrow>
                    <mrow>
                      <mi mathvariant="italic">false</mi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v</mi>
                  <mn>1</mn>
                </msub>
                <mspace width="2em"/>
                <mrow>
                  <mo fence="true" stretchy="false">⟨</mo>
                  <mrow>
                    <mrow>
                      <msub>
                        <mi>e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v</mi>
                  <mn>2</mn>
                </msub>
              </mrow>
              <mrow>
                <mrow>
                  <mo fence="true" stretchy="false">⟨</mo>
                  <mrow>
                    <mrow>
                      <mrow>
                        <msub>
                          <mi>e</mi>
                          <mn>1</mn>
                        </msub>
                        <mo stretchy="false">+</mo>
                        <msub>
                          <mi>e</mi>
                          <mn>2</mn>
                        </msub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row>
                  <msub>
                    <mi>v</mi>
                    <mn>1</mn>
                  </msub>
                  <msub>
                    <mo stretchy="false">+</mo>
                    <mtext>Int</mtext>
                  </msub>
                  <msub>
                    <mi>v</mi>
                    <mn>2</mn>
                  </msub>
                </mrow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add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  <mspace width="2em"/>
                <mrow>
                  <mo fence="true" stretchy="false">⟨</mo>
                  <mrow>
                    <mrow>
                      <msub>
                        <mi>e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b</mi>
                  <mn>2</mn>
                </msub>
              </mrow>
              <mrow>
                <mrow>
                  <mo fence="true" stretchy="false">⟨</mo>
                  <mrow>
                    <mrow>
                      <mrow>
                        <msub>
                          <mi>e</mi>
                          <mn>1</mn>
                        </msub>
                        <mo stretchy="false">∧</mo>
                        <msub>
                          <mi>e</mi>
                          <mn>2</mn>
                        </msub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b</mi>
                  <mn>2</mn>
                </msub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text>and</mtext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  <mspace width="2em"/>
                <mrow>
                  <mo fence="true" stretchy="false">⟨</mo>
                  <mrow>
                    <mrow>
                      <msub>
                        <mi>e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sub>
                  <mi>b</mi>
                  <mn>2</mn>
                </msub>
              </mrow>
              <mrow>
                <mrow>
                  <mo fence="true" stretchy="false">⟨</mo>
                  <mrow>
                    <mrow>
                      <mrow>
                        <msub>
                          <mi>e</mi>
                          <mn>1</mn>
                        </msub>
                        <mo stretchy="false">∧</mo>
                        <msub>
                          <mi>e</mi>
                          <mn>2</mn>
                        </msub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text>and</mtext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</mrow>
              <mrow>
                <mrow>
                  <mo fence="true" stretchy="false">⟨</mo>
                  <mrow>
                    <mrow>
                      <mi mathvariant="italic">not</mi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text>not</mtext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  <mrow>
                <mrow>
                  <mo fence="true" stretchy="false">⟨</mo>
                  <mrow>
                    <mrow>
                      <mi mathvariant="italic">not</mi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text>not</mtext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/>
              <mrow>
                <mrow>
                  <mo fence="true" stretchy="false">⟨</mo>
                  <mrow>
                    <mrow>
                      <mi mathvariant="italic">skip</mi>
                      <mi>,</mi>
                      <mi>s</mi>
                    </mrow>
                  </mrow>
                  <mo fence="true" stretchy="false">⟩</mo>
                </mrow>
                <mi>⇓</mi>
                <mi>s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skip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  <mspace width="2em"/>
                <mrow>
                  <mo fence="true" stretchy="false">⟨</mo>
                  <mrow>
                    <mrow>
                      <msub>
                        <mi>e</mi>
                        <mn>2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</mrow>
              <mrow>
                <mrow>
                  <mo fence="true" stretchy="false">⟨</mo>
                  <mrow>
                    <mrow>
                      <mi mathvariant="italic">if</mi>
                      <msub>
                        <mi>e</mi>
                        <mn>1</mn>
                      </msub>
                      <mspace width="1em"/>
                      <mi mathvariant="italic">then</mi>
                      <mspace width="1em"/>
                      <msub>
                        <mi>e</mi>
                        <mn>2</mn>
                      </msub>
                      <mspace width="1em"/>
                      <mi mathvariant="italic">else</mi>
                      <mspace width="1em"/>
                      <msub>
                        <mi>e</mi>
                        <mn>3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if</mi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>
            <mfrac>
              <mrow>
                <mrow>
                  <mo fence="true" stretchy="false">⟨</mo>
                  <mrow>
                    <mrow>
                      <msub>
                        <mi>e</mi>
                        <mn>1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  <mspace width="2em"/>
                <mrow>
                  <mo fence="true" stretchy="false">⟨</mo>
                  <mrow>
                    <mrow>
                      <msub>
                        <mi>e</mi>
                        <mn>3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  <mi>'</mi>
              </mrow>
              <mrow>
                <mrow>
                  <mo fence="true" stretchy="false">⟨</mo>
                  <mrow>
                    <mrow>
                      <mi mathvariant="italic">if</mi>
                      <msub>
                        <mi>e</mi>
                        <mn>1</mn>
                      </msub>
                      <mspace width="1em"/>
                      <mi mathvariant="italic">then</mi>
                      <mspace width="1em"/>
                      <msub>
                        <mi>e</mi>
                        <mn>2</mn>
                      </msub>
                      <mspace width="1em"/>
                      <mi mathvariant="italic">else</mi>
                      <mspace width="1em"/>
                      <msub>
                        <mi>e</mi>
                        <mn>3</mn>
                      </msub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  <mi>'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if</mi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i>a</mi>
                      <mi>,</mi>
                      <mi>s</mi>
                    </mrow>
                  </mrow>
                  <mo fence="true" stretchy="false">⟩</mo>
                </mrow>
                <mi>⇓</mi>
                <mi>v</mi>
              </mrow>
              <mrow>
                <mrow>
                  <mo fence="true" stretchy="false">⟨</mo>
                  <mrow>
                    <mrow>
                      <mi>x</mi>
                      <mrow>
                        <mi mathvariant="normal">:</mi>
                        <mo stretchy="false">=</mo>
                        <mi>a</mi>
                      </mrow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row>
                  <mo fence="true" stretchy="false">[</mo>
                  <mrow>
                    <mrow>
                      <mi>v</mi>
                      <mo stretchy="false">/</mo>
                      <mi>x</mi>
                    </mrow>
                  </mrow>
                  <mo fence="true" stretchy="false">]</mo>
                </mrow>
              </mrow>
            </mfrac>
            <mspace width="1em"/>
            <mi mathvariant="italic">iff</mi>
            <mi>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space width="0.5em"/>
              <mo stretchy="false">⊥</mo>
              <mspace width="2.5em"/>
            </mrow>
            <mrow>
              <mo fence="true" stretchy="false">(</mo>
              <mrow>
                <mrow>
                  <mi>E</mi>
                  <mo stretchy="false">−</mo>
                  <mi mathvariant="italic">Assign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⟨</mo>
                  <mrow>
                    <mrow>
                      <mi>e</mi>
                      <mi>,</mi>
                      <mi>s</mi>
                    </mrow>
                  </mrow>
                  <mo fence="true" stretchy="false">⟩</mo>
                </mrow>
                <mi>⇓</mi>
                <mi mathvariant="italic">false</mi>
              </mrow>
              <mrow>
                <mrow>
                  <mo fence="true" stretchy="false">⟨</mo>
                  <mrow>
                    <mrow>
                      <mi mathvariant="italic">while</mi>
                      <mspace width="0.5em"/>
                      <mi>e</mi>
                      <mspace width="0.5em"/>
                      <mi mathvariant="italic">do</mi>
                      <mspace width="0.5em"/>
                      <mi>c</mi>
                      <mi>,</mi>
                      <mi>s</mi>
                    </mrow>
                  </mrow>
                  <mo fence="true" stretchy="false">⟩</mo>
                </mrow>
                <mi>⇓</mi>
                <mi>s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while</mi>
                  <mo stretchy="false">−</mo>
                  <mi mathvariant="italic">false</mi>
                </mrow>
              </mrow>
              <mo fence="true" stretchy="false">)</mo>
            </mrow>
          </mrow>
        </mtd>
      </mtr>
      <mtr>
        <mtd>
          <mrow>
            <mfrac>
              <mrow>
                <mrow>
                  <mo fence="true" stretchy="false">⟨</mo>
                  <mrow>
                    <mrow>
                      <mi>e</mi>
                      <mi>,</mi>
                      <mi>s</mi>
                    </mrow>
                  </mrow>
                  <mo fence="true" stretchy="false">⟩</mo>
                </mrow>
                <mi>⇓</mi>
                <mi mathvariant="italic">true</mi>
                <mspace width="2em"/>
                <mrow>
                  <mo fence="true" stretchy="false">⟨</mo>
                  <mrow>
                    <mrow>
                      <mi>c</mi>
                      <mi>;</mi>
                      <mi mathvariant="italic">while</mi>
                      <mspace width="0.5em"/>
                      <mi>b</mi>
                      <mspace width="0.5em"/>
                      <mi mathvariant="italic">do</mi>
                      <mspace width="0.5em"/>
                      <mi>c</mi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</mrow>
              <mrow>
                <mrow>
                  <mo fence="true" stretchy="false">⟨</mo>
                  <mrow>
                    <mrow>
                      <mi mathvariant="italic">while</mi>
                      <mspace width="0.5em"/>
                      <mi>e</mi>
                      <mspace width="0.5em"/>
                      <mi mathvariant="italic">do</mi>
                      <mspace width="0.5em"/>
                      <mi>c</mi>
                      <mi>,</mi>
                      <mi>s</mi>
                    </mrow>
                  </mrow>
                  <mo fence="true" stretchy="false">⟩</mo>
                </mrow>
                <mi>⇓</mi>
                <mi>s</mi>
                <mi>'</mi>
              </mrow>
            </mfrac>
            <mspace width="2em"/>
            <mrow>
              <mo fence="true" stretchy="false">(</mo>
              <mrow>
                <mrow>
                  <mi>E</mi>
                  <mo stretchy="false">−</mo>
                  <mi mathvariant="italic">while</mi>
                  <mo stretchy="false">−</mo>
                  <mi mathvariant="italic">true</mi>
                </mrow>
              </mrow>
              <mo fence="true" stretchy="false">)</mo>
            </mrow>
          </mrow>
        </mtd>
      </mtr>
      <mtr>
        <mtd>
          <mrow/>
        </mtd>
      </mtr>
    </mtable>
    <annotation encoding="StarMath 5.0">{} over { langle true, s rangle ⇓ true} ```` (E-true) newline 
{} over { langle false, s rangle ⇓ false} ```` (E-false) newline newline

{ langle e_1, s rangle ⇓ v_1  ```` langle e_2, s rangle ⇓ v_2 } over { langle e_1 + e_2, s rangle ⇓ v_1 +_"Int" v_2} ```` (E-add) newline newline

{ langle e_1, s rangle ⇓ true  ```` langle e_2, s rangle ⇓ b_2 } over { langle e_1 and e_2, s rangle ⇓ b_2} ```` (E-"and"-true) newline
{ langle e_1, s rangle ⇓ false  ```` langle e_2, s rangle ⇓ b_2 } over { langle e_1 and e_2, s rangle ⇓ false} ```` (E-"and"-false) newline newline

{ langle e_1, s rangle ⇓ true } over { langle not e_1, s rangle ⇓ false} ```` (E-"not"-true) newline  
{ langle e_1, s rangle ⇓ false} over { langle not e_1, s rangle ⇓ true} ```` (E-"not"-false) newline newline

{ } over { langle skip, s rangle ⇓ s} ```` (E-skip) newline newline

{ langle e_1, s rangle ⇓ true ```` langle e_2, s rangle ⇓ s'} over { langle if e_1 ``then`` e_2 ``else`` e_3, s rangle ⇓ s'} ```` (E-if-true) newline
{ langle e_1, s rangle ⇓ false ```` langle e_3, s rangle ⇓ s''} over { langle if e_1 ``then`` e_2 ``else`` e_3, s rangle ⇓ s''} ```` (E-if-false) newline newline

{ alignc langle a,s rangle ⇓ v} over { langle x := a,s rangle ⇓ s[v/x]} ``iff s(x) neq ` ortho `  ```` ( E-Assign ) newline newline


{alignc langle e,s rangle ⇓ false} over {langle while `e` do `c, s rangle ⇓ s} ```` ( E-while-false ) newline
{alignc langle e,s rangle ⇓ true ```` langle c;while `b` do `c,s rangle ⇓ s'} over {alignc langle while `e` do `c, s rangle ⇓ s'} ```` ( E-while-true ) newline newline
</annotation>
  </semantics>
</math>
</file>